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04597"/>
    </style:style>
    <style:style style:name="P2" style:family="paragraph" style:parent-style-name="Heading_20_1">
      <style:paragraph-properties fo:margin-top="0.05in" fo:margin-bottom="0.0402in" style:contextual-spacing="false" fo:break-before="page"/>
      <style:text-properties officeooo:paragraph-rsid="00104597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top="0in" fo:margin-bottom="0.0799in" style:contextual-spacing="false"/>
    </style:style>
    <style:style style:name="P13" style:family="paragraph" style:parent-style-name="Text_20_body">
      <style:paragraph-properties fo:margin-top="0in" fo:margin-bottom="0.0598in" style:contextual-spacing="false"/>
    </style:style>
    <style:style style:name="P14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104597"/>
    </style:style>
    <style:style style:name="P16" style:family="paragraph" style:parent-style-name="Text_20_body">
      <style:paragraph-properties fo:margin-top="0in" fo:margin-bottom="0in" style:contextual-spacing="false" fo:break-before="page"/>
      <style:text-properties officeooo:paragraph-rsid="00104597"/>
    </style:style>
    <style:style style:name="P17" style:family="paragraph" style:parent-style-name="Text_20_body">
      <style:paragraph-properties fo:margin-top="0in" fo:margin-bottom="0.1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61. Maximum Sum of Distinct Subarrays With Length K</text:h>
      <text:p text:style-name="P6">You are given an integer array <text:span text:style-name="Source_20_Text"><text:span text:style-name="T2">nums</text:span></text:span> and an integer <text:span text:style-name="Source_20_Text"><text:span text:style-name="T2">k</text:span></text:span>. Find the maximum subarray sum of all the subarrays of <text:span text:style-name="Source_20_Text"><text:span text:style-name="T2">nums</text:span></text:span> that meet the following conditions:</text:p>
      <text:list text:style-name="L2">
        <text:list-item>
          <text:p text:style-name="P8">The length of the subarray is <text:span text:style-name="Source_20_Text"><text:span text:style-name="T2">k</text:span></text:span>, and</text:p>
        </text:list-item>
        <text:list-item>
          <text:p text:style-name="P9">All the elements of the subarray are <text:span text:style-name="Strong_20_Emphasis"><text:span text:style-name="T1">distinct</text:span></text:span>.</text:p>
        </text:list-item>
      </text:list>
      <text:p text:style-name="P6">Return <text:span text:style-name="Emphasis"><text:span text:style-name="T1">the maximum subarray sum of all the subarrays that meet the conditions.</text:span></text:span> If no subarray meets the conditions, return <text:span text:style-name="Source_20_Text"><text:span text:style-name="T2">0</text:span></text:span>.</text:p>
      <text:p text:style-name="P6"><text:span text:style-name="Emphasis"><text:span text:style-name="T1">A </text:span></text:span><text:span text:style-name="Emphasis"><text:span text:style-name="Strong_20_Emphasis"><text:span text:style-name="T1">subarray</text:span></text:span></text:span><text:span text:style-name="Emphasis"><text:span text:style-name="T1"> is a contiguous non-empty sequence of elements within an array.</text:span></text:span></text:p>
      <text:p text:style-name="P6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 nums = [1,5,4,2,9,9,9], k = 3</text:p>
      <text:p text:style-name="P3"><text:span text:style-name="Strong_20_Emphasis"><text:span text:style-name="T1">Output:</text:span></text:span> 15</text:p>
      <text:p text:style-name="P3"><text:span text:style-name="Strong_20_Emphasis"><text:span text:style-name="T1">Explanation:</text:span></text:span> The subarrays of nums with length 3 are:</text:p>
      <text:p text:style-name="P5">- [1,5,4] which meets the requirements and has a sum of 10.</text:p>
      <text:p text:style-name="P5">- [5,4,2] which meets the requirements and has a sum of 11.</text:p>
      <text:p text:style-name="P5">- [4,2,9] which meets the requirements and has a sum of 15.</text:p>
      <text:p text:style-name="P5">- [2,9,9] which does not meet the requirements because the element 9 is repeated.</text:p>
      <text:p text:style-name="P5">- [9,9,9] which does not meet the requirements because the element 9 is repeated.</text:p>
      <text:p text:style-name="P4">We return 15 because it is the maximum subarray sum of all the subarrays that meet the conditions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 nums = [4,4,4], k = 3</text:p>
      <text:p text:style-name="P3"><text:span text:style-name="Strong_20_Emphasis"><text:span text:style-name="T1">Output:</text:span></text:span> 0</text:p>
      <text:p text:style-name="P3"><text:span text:style-name="Strong_20_Emphasis"><text:span text:style-name="T1">Explanation:</text:span></text:span> The subarrays of nums with length 3 are:</text:p>
      <text:p text:style-name="P5">- [4,4,4] which does not meet the requirements because the element 4 is repeated.</text:p>
      <text:p text:style-name="P4">We return 0 because no subarrays meet the conditions.</text:p>
      <text:p text:style-name="P6"> </text:p>
      <text:p text:style-name="P6"><text:span text:style-name="Strong_20_Emphasis"><text:span text:style-name="T1">Constraints:</text:span></text:span></text:p>
      <text:list text:style-name="L3">
        <text:list-item>
          <text:p text:style-name="P10"><text:span text:style-name="Source_20_Text"><text:span text:style-name="T2">1 &lt;= k &lt;= nums.length &lt;= 10</text:span></text:span><text:span text:style-name="Source_20_Text"><text:span text:style-name="T3">5</text:span></text:span></text:p>
        </text:list-item>
        <text:list-item>
          <text:p text:style-name="P11"><text:span text:style-name="Source_20_Text"><text:span text:style-name="T2">1 &lt;= nums[i] &lt;= 10</text:span></text:span><text:span text:style-name="Source_20_Text"><text:span text:style-name="T3">5</text:span></text:span></text:p>
        </text:list-item>
      </text:list>
      <text:p text:style-name="Text_20_body"/>
      <text:h text:style-name="P1" text:outline-level="1">2461. Maximum Sum of Distinct Subarrays With Length K</text:h>
      <text:p text:style-name="P7">/*</text:p>
      <text:p text:style-name="P7"><text:s text:c="4"/><text:span text:style-name="T5">Sliding window (bad version)</text:span></text:p>
      <text:p text:style-name="P7"><text:s text:c="4"/>Time complexity:O(n.k)=O(n^2)</text:p>
      <text:p text:style-name="P7"><text:s text:c="4"/>Space complexity: O(1)</text:p>
      <text:p text:style-name="P7">*/</text:p>
      <text:p text:style-name="P7">class Solution {</text:p>
      <text:p text:style-name="P7">public:</text:p>
      <text:p text:style-name="P7"><text:s/><text:span text:style-name="T4"><text:s text:c="3"/>// Function to check if the all the frequencies are equal to 1</text:span></text:p>
      <text:p text:style-name="P14"><text:s text:c="4"/>// means, check if all elements are distinct</text:p>
      <text:p text:style-name="P7"><text:s text:c="4"/>bool is_distinct(std::unordered_map&lt;int,int&gt;&amp; freq){</text:p>
      <text:p text:style-name="P7"><text:s text:c="8"/>for(auto&amp; [e,f]: freq){</text:p>
      <text:p text:style-name="P7"><text:s text:c="12"/>if(f&gt;1) return false;</text:p>
      <text:p text:style-name="P7"><text:s text:c="8"/>}</text:p>
      <text:p text:style-name="P7"><text:s text:c="8"/>return true;</text:p>
      <text:p text:style-name="P13"><text:s text:c="4"/>}</text:p>
      <text:p text:style-name="P7"><text:s text:c="4"/>long long maximumSubarraySum(std::vector&lt;int&gt;&amp; nums, int k) {</text:p>
      <text:p text:style-name="P7"><text:s text:c="8"/>int n=nums.size();</text:p>
      <text:p text:style-name="P7"><text:s text:c="8"/>long long ans=0;</text:p>
      <text:p text:style-name="P13"><text:s text:c="8"/>std::unordered_map&lt;int,int&gt; freq;</text:p>
      <text:p text:style-name="P7"><text:s text:c="7"/><text:span text:style-name="T4"><text:s/>// Create the window of size k</text:span></text:p>
      <text:p text:style-name="P7"><text:s text:c="8"/>long long win=0;</text:p>
      <text:p text:style-name="P7"><text:s text:c="8"/>for(int i=0;i&lt;k;++i){</text:p>
      <text:p text:style-name="P7"><text:s text:c="12"/>win+=nums[i];</text:p>
      <text:p text:style-name="P7"><text:s text:c="12"/>freq[nums[i]]++;</text:p>
      <text:p text:style-name="P12"><text:s text:c="8"/>}</text:p>
      <text:p text:style-name="P7"><text:s text:c="2"/><text:span text:style-name="T4"><text:s text:c="6"/>// If all elemnts of the window are distincts, ans= sum of all elements of the window</text:span></text:p>
      <text:p text:style-name="P7"><text:s text:c="8"/>if(is_distinct(freq)) ans=win;</text:p>
      <text:p text:style-name="P7"/>
      <text:p text:style-name="P15"><text:s text:c="7"/></text:p>
      <text:p text:style-name="P16"><text:s text:c="7"/><text:span text:style-name="T4">// For each window</text:span></text:p>
      <text:p text:style-name="P7"><text:s text:c="8"/>for(int i=0;i&lt;n-k;++i){</text:p>
      <text:p text:style-name="P7"><text:s text:c="9"/><text:span text:style-name="T4"><text:s text:c="3"/>// Slide the window to the right</text:span></text:p>
      <text:p text:style-name="P7"><text:s text:c="12"/>win-=nums[i];</text:p>
      <text:p text:style-name="P13"><text:s text:c="12"/>win+=nums[i+k];</text:p>
      <text:p text:style-name="P7"><text:s text:c="10"/><text:span text:style-name="T4"><text:s text:c="2"/>// Update frequencies</text:span></text:p>
      <text:p text:style-name="P7"><text:s text:c="12"/>freq[nums[i]]--;</text:p>
      <text:p text:style-name="P7"><text:s text:c="12"/>freq[nums[i+k]]++;</text:p>
      <text:p text:style-name="P7"/>
      <text:p text:style-name="P7"><text:s text:c="9"/><text:span text:style-name="T4"><text:s text:c="3"/>// If all elemnts of the window are distincts, maximize the ans</text:span></text:p>
      <text:p text:style-name="P7"><text:s text:c="12"/>if(is_distinct(freq)) ans=std::max(ans,win);</text:p>
      <text:p text:style-name="P7"><text:s text:c="8"/>}</text:p>
      <text:p text:style-name="P7"><text:s text:c="8"/>return ans;</text:p>
      <text:p text:style-name="P7"><text:s text:c="4"/>}</text:p>
      <text:p text:style-name="P7">};</text:p>
      <text:h text:style-name="P2" text:outline-level="1">2461. Maximum Sum of Distinct Subarrays With Length K</text:h>
      <text:p text:style-name="P7">/*</text:p>
      <text:p text:style-name="P7"><text:s text:c="3"/><text:span text:style-name="T5"><text:s/>Sliding window (optimal version)</text:span></text:p>
      <text:p text:style-name="P7"><text:s text:c="4"/>Time complexity:O(k+n)=O(n)</text:p>
      <text:p text:style-name="P7"><text:s text:c="4"/>Space complexity: O(n)</text:p>
      <text:p text:style-name="P7">*/</text:p>
      <text:p text:style-name="P7">class Solution {</text:p>
      <text:p text:style-name="P7"><text:s text:c="4"/>public:</text:p>
      <text:p text:style-name="P7"><text:s text:c="8"/>long long maximumSubarraySum(std::vector&lt;int&gt;&amp; nums, int k) {</text:p>
      <text:p text:style-name="P7"><text:s text:c="12"/>int n=nums.size();</text:p>
      <text:p text:style-name="P7"><text:s text:c="12"/>long long ans=0;</text:p>
      <text:p text:style-name="P12"><text:s text:c="12"/>std::unordered_map&lt;int,int&gt; freq;</text:p>
      <text:p text:style-name="P7"><text:s text:c="11"/><text:span text:style-name="T4"><text:s/>// Create the window of size k</text:span></text:p>
      <text:p text:style-name="P7"><text:s text:c="12"/>long long win=0;</text:p>
      <text:p text:style-name="P7"><text:s text:c="12"/>for(int i=0;i&lt;k;++i){</text:p>
      <text:p text:style-name="P7"><text:s text:c="16"/>win+=nums[i];</text:p>
      <text:p text:style-name="P7"><text:s text:c="16"/>freq[nums[i]]++;</text:p>
      <text:p text:style-name="P12"><text:s text:c="12"/>}</text:p>
      <text:p text:style-name="P7"><text:s text:c="9"/><text:span text:style-name="T4"><text:s text:c="3"/>// If all elemnts of the window are distincts, ans= sum of all elements of the window</text:span></text:p>
      <text:p text:style-name="P17"><text:s text:c="12"/>if(freq.size()==k) ans=win;</text:p>
      <text:p text:style-name="P7"><text:s text:c="6"/><text:span text:style-name="T4"><text:s text:c="6"/>// For each window</text:span></text:p>
      <text:p text:style-name="P7"><text:s text:c="12"/>for(int i=0;i&lt;n-k;++i){</text:p>
      <text:p text:style-name="P7"><text:s text:c="15"/><text:span text:style-name="T4"><text:s/>// Slide the window to the right</text:span></text:p>
      <text:p text:style-name="P7"><text:s text:c="16"/>win-=nums[i]; </text:p>
      <text:p text:style-name="P17"><text:s text:c="16"/>win+=nums[i+k]; <text:s text:c="15"/></text:p>
      <text:p text:style-name="P7"><text:s text:c="13"/><text:span text:style-name="T4"><text:s text:c="3"/>// Update frequencies</text:span></text:p>
      <text:p text:style-name="P7"><text:s text:c="16"/>freq[nums[i]]--;</text:p>
      <text:p text:style-name="P17"><text:s text:c="16"/>freq[nums[i+k]]++;</text:p>
      <text:p text:style-name="P7"><text:s text:c="15"/><text:span text:style-name="T4"><text:s/>// if the frequency of the kicked element become 0</text:span></text:p>
      <text:p text:style-name="P14"><text:s text:c="16"/>// means it does not exist in the actual window</text:p>
      <text:p text:style-name="P14"><text:s text:c="16"/>// so remove it</text:p>
      <text:p text:style-name="P12"><text:s text:c="16"/>if(freq[nums[i]]==0) freq.erase(nums[i]);</text:p>
      <text:p text:style-name="P7"><text:s text:c="15"/><text:span text:style-name="T4"><text:s/>// If all elemnts of the window are distincts, maximize the ans</text:span></text:p>
      <text:p text:style-name="P7"><text:s text:c="16"/>if(freq.size()==k) ans=std::max(ans,win);</text:p>
      <text:p text:style-name="P7"><text:s text:c="12"/>}</text:p>
      <text:p text:style-name="P7"><text:s text:c="12"/>return ans;</text:p>
      <text:p text:style-name="P7"><text:s text:c="8"/>}</text:p>
      <text:p text:style-name="P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23:14:43.158190918</meta:creation-date>
    <dc:date>2024-11-19T23:38:57.644628656</dc:date>
    <meta:editing-duration>PT24M14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4" meta:paragraph-count="109" meta:word-count="532" meta:character-count="3980" meta:non-whitespace-character-count="2826"/>
  </office:meta>
</office:document-meta>
</file>